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font-weight="normal" officeooo:paragraph-rsid="000fcc52" style:font-size-asian="14pt" style:font-weight-asian="normal" style:font-name-complex="Times New Roman1" style:font-size-complex="14pt" style:font-weight-complex="normal"/>
    </style:style>
    <style:style style:name="P2" style:family="paragraph" style:parent-style-name="Standard" style:list-style-name="L1">
      <style:text-properties style:font-name="Times New Roman" fo:font-size="14pt" fo:font-weight="bold" officeooo:rsid="00053161" officeooo:paragraph-rsid="000fcc52" style:font-size-asian="14pt" style:font-weight-asian="bold" style:font-name-complex="Times New Roman1" style:font-size-complex="14pt" style:font-weight-complex="normal"/>
    </style:style>
    <style:style style:name="P3" style:family="paragraph" style:parent-style-name="Standard" style:list-style-name="L1">
      <style:text-properties style:font-name="Times New Roman" fo:font-size="14pt" fo:font-weight="bold" officeooo:rsid="000fcc52" officeooo:paragraph-rsid="000fcc52" style:font-size-asian="14pt" style:font-weight-asian="bold" style:font-name-complex="Times New Roman1" style:font-size-complex="14pt" style:font-weight-complex="normal"/>
    </style:style>
    <style:style style:name="P4" style:family="paragraph" style:parent-style-name="Standard" style:list-style-name="L1">
      <style:text-properties style:font-name="Times New Roman" fo:font-size="14pt" fo:font-weight="bold" officeooo:rsid="00053161" officeooo:paragraph-rsid="000fcc52" style:font-size-asian="14pt" style:font-weight-asian="bold" style:font-name-complex="Times New Roman1" style:font-size-complex="14pt"/>
    </style:style>
    <style:style style:name="P5" style:family="paragraph" style:parent-style-name="Standard">
      <style:text-properties style:font-name="Times New Roman" fo:font-size="14pt" fo:font-weight="bold" officeooo:rsid="00053161" officeooo:paragraph-rsid="000fcc52" style:font-size-asian="14pt" style:font-weight-asian="bold" style:font-name-complex="Times New Roman1" style:font-size-complex="14pt"/>
    </style:style>
    <style:style style:name="P6" style:family="paragraph" style:parent-style-name="Standard" style:list-style-name="L1">
      <style:text-properties style:font-name="Times New Roman" fo:font-size="14pt" fo:font-weight="bold" officeooo:rsid="000fcc52" officeooo:paragraph-rsid="000fcc52" style:font-size-asian="14pt" style:font-weight-asian="bold" style:font-name-complex="Times New Roman1" style:font-size-complex="14pt"/>
    </style:style>
    <style:style style:name="P7" style:family="paragraph" style:parent-style-name="Standard">
      <style:text-properties officeooo:paragraph-rsid="000fcc52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officeooo:rsid="0005316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<text:s/>Acknowledgement</text:span></text:p>
      <text:p text:style-name="P7"><text:span text:style-name="T1"/></text:p>
      <text:p text:style-name="P1">In preparation of my assignment, I had to take the help and guidance of some respected persons, who deserve my deepest gratitude. As the completion of this assignment gave me much pleasure, I would like to show my gratitude Ms.<text:span text:style-name="T2">Buddini</text:span>, Course Instructor, on <text:span text:style-name="T2">CINEC </text:span>for giving me a good guidelines for assignment throughout numerous consultations. I would also like to expand my gratitude to all those who have directly and indirectly guided me in writing this assignment.</text:p>
      <text:p text:style-name="P1">Many people, especially my classmates have made valuable comment suggestions on my paper which gave me an inspiration to improve the quality of the assignment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Table of contents</text:p>
      <text:p text:style-name="P5"/>
      <text:p text:style-name="P5"/>
      <text:list xml:id="list3640746797" text:style-name="L1">
        <text:list-item>
          <text:p text:style-name="P4">Task1</text:p>
        </text:list-item>
        <text:list-item>
          <text:p text:style-name="P6">1.1</text:p>
        </text:list-item>
        <text:list-item>
          <text:p text:style-name="P6">1.2</text:p>
        </text:list-item>
        <text:list-item>
          <text:p text:style-name="P6">1.3</text:p>
        </text:list-item>
        <text:list-item>
          <text:p text:style-name="P6">1.4</text:p>
        </text:list-item>
        <text:list-item>
          <text:p text:style-name="P6">1.5</text:p>
        </text:list-item>
        <text:list-item>
          <text:p text:style-name="P4">Task2</text:p>
        </text:list-item>
        <text:list-item>
          <text:p text:style-name="P6">2.1</text:p>
        </text:list-item>
        <text:list-item>
          <text:p text:style-name="P6">2.2</text:p>
        </text:list-item>
        <text:list-item>
          <text:p text:style-name="P6">2.3</text:p>
        </text:list-item>
        <text:list-item>
          <text:p text:style-name="P4">Task3</text:p>
        </text:list-item>
        <text:list-item>
          <text:p text:style-name="P6">3.1</text:p>
        </text:list-item>
        <text:list-item>
          <text:p text:style-name="P6">3.2</text:p>
        </text:list-item>
        <text:list-item>
          <text:p text:style-name="P6">3.3</text:p>
        </text:list-item>
        <text:list-item>
          <text:p text:style-name="P2">Task4</text:p>
        </text:list-item>
        <text:list-item>
          <text:p text:style-name="P3">4.1</text:p>
        </text:list-item>
        <text:list-item>
          <text:p text:style-name="P3">4.2</text:p>
        </text:list-item>
        <text:list-item>
          <text:p text:style-name="P3">4.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10:03:39.651008780</meta:creation-date>
    <dc:date>2019-03-16T10:36:26.217707436</dc:date>
    <meta:editing-duration>PT22M46S</meta:editing-duration>
    <meta:editing-cycles>1</meta:editing-cycles>
    <meta:document-statistic meta:table-count="0" meta:image-count="0" meta:object-count="0" meta:page-count="2" meta:paragraph-count="22" meta:word-count="142" meta:character-count="742" meta:non-whitespace-character-count="639"/>
    <meta:generator>LibreOffice/6.0.7.3$Linux_X86_64 LibreOffice_project/00m0$Build-3</meta:generator>
  </office:meta>
</office:document-meta>
</file>